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5c47"/>
    </style:style>
    <style:style style:name="P2" style:family="paragraph" style:parent-style-name="Standard">
      <style:paragraph-properties fo:text-align="start" style:justify-single-word="false"/>
      <style:text-properties officeooo:paragraph-rsid="001d5c47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d5c47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d5c47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d5c47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d5c47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d5c47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d5c47"/>
    </style:style>
    <style:style style:name="P10" style:family="paragraph" style:parent-style-name="Table_20_Contents">
      <style:paragraph-properties fo:text-align="center" style:justify-single-word="false"/>
      <style:text-properties officeooo:paragraph-rsid="001d5c47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d5c47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d5c47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d5c4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2281f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d5c47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T9" style:family="text">
      <style:text-properties officeooo:rsid="00237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4" style:data-style-name="N0">0.04</text:variable-set>: <text:span text:style-name="T2">Arc Length</text:span></text:p>
      <text:list xml:id="list2300490364052403880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110343804848642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110344710584573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110343812256976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110345018285210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110344620161119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110344310764045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110343588661800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110344138368992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110344761148197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110345108245415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110343553319871" text:continue-numbering="true" text:style-name="L1">
        <text:list-header>
          <text:p text:style-name="P12"/>
        </text:list-header>
        <text:list-item>
          <text:p text:style-name="P12">A <text:span text:style-name="T9">bicyclist</text:span>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110344933040937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110344919897134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110343955276129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10343530683989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10344997074725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4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10344043253664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10343003515395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7"><draw:image xlink:href="Pictures/10000201000000EF0000010088AAB1991880EA09.png" xlink:type="simple" xlink:show="embed" xlink:actuate="onLoad"/></draw:frame> <text:s text:c="20"/>Name:<text:tab/><text:tab/><text:date style:data-style-name="N37" text:date-value="2018-03-20T11:03:42.950866702" text:date-adjust="PT24H00M00S">03/21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2001846</meta:creation-date>
    <meta:editing-duration>PT8M55S</meta:editing-duration>
    <meta:editing-cycles>6</meta:editing-cycles>
    <meta:generator>LibreOffice/5.2.7.2$Linux_X86_64 LibreOffice_project/20$Build-2</meta:generator>
    <dc:date>2018-03-20T11:03:42.866847625</dc:date>
    <meta:document-statistic meta:table-count="2" meta:image-count="2" meta:object-count="4" meta:page-count="2" meta:paragraph-count="33" meta:word-count="271" meta:character-count="1421" meta:non-whitespace-character-count="114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